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paragraph-rsid="0003954c"/>
    </style:style>
    <style:style style:name="T1" style:family="text">
      <style:text-properties officeooo:rsid="0003954c"/>
    </style:style>
    <style:style style:name="T2" style:family="text">
      <style:text-properties style:font-name="Arial" officeooo:rsid="000395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 suis vivement intéressé par le stage de Développeur Java au sein de l'entreprise Atol Conseils et Développements. Votre entreprise axée sur la création d’applications web et mobile correspond parfaitement à mes aspirations professionnelles. Je suis <text:span text:style-name="T1">ravi</text:span> par votre engagement en faveur du développement durable, de l'autonomie, de la collaboration et de l'excellence technique. <text:span text:style-name="T1">J</text:span>e suis convaincu que contribuer à des projets porteurs de valeur ajoutée au sein de votre entreprise serait une opportunité exceptionnelle.</text:p>
      <text:p text:style-name="P1"/>
      <text:p text:style-name="P1">En tant qu’étudiant en informatique, j'ai acquis des compétences solides en programmation Java, ce qui me permettra de contribuer efficacement aux projets de développement liés à l'Internet des objets au sein de votre entreprise. Ma formation m'a également permis de développer des compétences en modélisation, en gestion de projet et en résolution de problèmes. Je suis également familiarisé avec les outils Git et PostgreSQL, ce qui me permettra de m'adapter rapidement à l'environnement technique de l'entreprise. En tant que personne passionnée par les nouvelles technologies, je suis constamment à l'affût des évolutions technologiques et prêt à relever les défis techniques qui se présenteront. Ma capacité à travailler en équipe, à prendre des initiatives et à proposer des solutions innovantes me permettra de contribuer activement à la réussite des projets de votre pôle IoT.</text:p>
      <text:p text:style-name="P1"/>
      <text:p text:style-name="P1">Intégrer l'équipe d'Atol Conseils et Développements en tant que stagiaire Développeur Java serait pour moi une opportunité exceptionnelle de mettre en pratique mes compétences, d'apprendre au contact d'experts techniques, et de contribuer à des projets innovants. Je suis convaincu que l'environnement bienveillant et collaboratif de votre entreprise correspond à mon état d'esprit et à ma volonté d'apprendre et de progresser. Je suis impatient de mettre en œuvre mes compétences pour participer activement au succès de vos projets et de contribuer à l'impact de l'informatique sur notre société. Je vous remercie de l'attention que vous porterez à ma candidature et je suis disponible pour discuter davantage de ma contribution potentielle à votre équi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Da SIlveira</meta:initial-creator>
    <meta:creation-date>2023-09-29T10:42:29.481586113</meta:creation-date>
    <dc:date>2023-09-29T11:00:59.266209910</dc:date>
    <dc:creator>Lucas Da SIlveira</dc:creator>
    <meta:editing-duration>PT18M30S</meta:editing-duration>
    <meta:editing-cycles>1</meta:editing-cycles>
    <meta:document-statistic meta:table-count="0" meta:image-count="0" meta:object-count="0" meta:page-count="1" meta:paragraph-count="3" meta:word-count="320" meta:character-count="2161" meta:non-whitespace-character-count="1844"/>
    <meta:generator>LibreOffice/7.5.6.2$Linux_X86_64 LibreOffice_project/50$Build-2</meta:generator>
  </office:meta>
</office:document-meta>
</file>